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imes New Roman" officeooo:rsid="000a4095" officeooo:paragraph-rsid="000c02da"/>
    </style:style>
    <style:style style:name="P2" style:family="paragraph" style:parent-style-name="Standard">
      <style:text-properties style:font-name="Times New Roman" officeooo:rsid="000e3992" officeooo:paragraph-rsid="000fd2ee"/>
    </style:style>
    <style:style style:name="P3" style:family="paragraph" style:parent-style-name="Standard">
      <style:text-properties officeooo:paragraph-rsid="000c02da"/>
    </style:style>
    <style:style style:name="P4" style:family="paragraph" style:parent-style-name="Standard" style:list-style-name="L2">
      <style:text-properties officeooo:rsid="000c02da" officeooo:paragraph-rsid="000c02da"/>
    </style:style>
    <style:style style:name="P5" style:family="paragraph" style:parent-style-name="Standard" style:list-style-name="L2">
      <style:text-properties officeooo:rsid="000dc743" officeooo:paragraph-rsid="000dc743"/>
    </style:style>
    <style:style style:name="P6" style:family="paragraph" style:parent-style-name="Standard" style:list-style-name="L2">
      <style:text-properties officeooo:rsid="000e3992" officeooo:paragraph-rsid="000e3992"/>
    </style:style>
    <style:style style:name="P7" style:family="paragraph" style:parent-style-name="Standard" style:list-style-name="L2">
      <style:text-properties officeooo:rsid="000fd2ee" officeooo:paragraph-rsid="000fd2ee"/>
    </style:style>
    <style:style style:name="T1" style:family="text">
      <style:text-properties style:font-name="Times New Roman"/>
    </style:style>
    <style:style style:name="T2" style:family="text">
      <style:text-properties style:font-name="Times New Roman" officeooo:rsid="000c02da"/>
    </style:style>
    <style:style style:name="T3" style:family="text">
      <style:text-properties style:font-name="Times New Roman" officeooo:rsid="000dc743"/>
    </style:style>
    <style:style style:name="T4" style:family="text">
      <style:text-properties style:font-name="Times New Roman" officeooo:rsid="000fd2ee"/>
    </style:style>
    <style:style style:name="T5" style:family="text">
      <style:text-properties officeooo:rsid="000c02da"/>
    </style:style>
    <style:style style:name="T6" style:family="text">
      <style:text-properties officeooo:rsid="000fd2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cription: Localization of VHF and UHF signals in a three dimensional space using USRP software defined radios as receivers.</text:p>
      <text:p text:style-name="P1"/>
      <text:p text:style-name="P2"><text:span text:style-name="T6">Problem</text:span>: <text:span text:style-name="T6">Proliferation of low cost UAVs cause a lot more potentially unwanted aircraft in certain air spaces. Having the ability to monitor potentially unwanted and potentially hostile drones will prove to be an extremely valuable ability in surveillance and security purposes. </text:span></text:p>
      <text:p text:style-name="P1"/>
      <text:p text:style-name="P1"><text:span text:style-name="T5">Method of Operation: The methods of tracking will consist of time difference of arrival and relative received signal strength with doppler shift analysis for additional precision for moving targets. Time synchronization of the receivers will be done using GPS signals. Communication between receivers will be done using standard IP over AX.25 amateur packet radio.</text:span></text:p>
      <text:p text:style-name="P1"/>
      <text:p text:style-name="P3"><text:span text:style-name="T2">Design Goals: </text:span></text:p>
      <text:list xml:id="list8305057831496155265" text:style-name="L2">
        <text:list-item>
          <text:p text:style-name="P4"><text:span text:style-name="T3">R</text:span><text:span text:style-name="T1">eceive and analyze RF signals </text:span><text:span text:style-name="T4">using the USRP 2920</text:span></text:p>
          <text:list>
            <text:list-item>
              <text:p text:style-name="P7"><text:span text:style-name="T1">USRP 2920 has the capabilities of receiving signals within frequencies of 100Mhz to 2Ghz</text:span></text:p>
            </text:list-item>
            <text:list-item>
              <text:p text:style-name="P7"><text:span text:style-name="T1">Ideally, we would like to be able to monitor arbitrary bandwidths within these frequencies</text:span></text:p>
            </text:list-item>
          </text:list>
        </text:list-item>
        <text:list-item>
          <text:p text:style-name="P4"><text:span text:style-name="T1">Determine location </text:span><text:span text:style-name="T3">of target signal with reasonable accuracy</text:span></text:p>
        </text:list-item>
        <text:list-item>
          <text:p text:style-name="P5"><text:span text:style-name="T1">Real time tracking of target signal </text:span></text:p>
        </text:list-item>
        <text:list-item>
          <text:p text:style-name="P5"><text:span text:style-name="T1">Operation with sub-optimally positioned receivers</text:span></text:p>
          <text:list>
            <text:list-item>
              <text:p text:style-name="P7"><text:span text:style-name="T1">Knowledge of the signal’s frequency and strength may potentially require different placements of receivers to maintain a certain degree of spatial accuracy</text:span></text:p>
            </text:list-item>
            <text:list-item>
              <text:p text:style-name="P6"><text:span text:style-name="T1">Man portable size and weight </text:span><text:span text:style-name="T4">will allow a flexible positioning of receivers</text:span></text:p>
              <text:p text:style-name="P6"><text:span text:style-name="T1"/></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6:16:51.121000000</meta:creation-date>
    <dc:date>2017-10-12T17:27:31.858000000</dc:date>
    <meta:editing-duration>PT3M13S</meta:editing-duration>
    <meta:editing-cycles>1</meta:editing-cycles>
    <meta:document-statistic meta:table-count="0" meta:image-count="0" meta:object-count="0" meta:page-count="1" meta:paragraph-count="13" meta:word-count="216" meta:character-count="1402" meta:non-whitespace-character-count="1204"/>
    <meta:generator>LibreOffice/5.2.3.3$Windows_X86_64 LibreOffice_project/d54a8868f08a7b39642414cf2c8ef2f228f780cf</meta:generator>
  </office:meta>
</office:document-meta>
</file>